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ccd193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1115687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name-asian="WenQuanYi Micro Hei" style:font-size-asian="10pt" style:font-size-complex="10pt"/>
    </style:style>
    <style:style style:name="P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1115687" style:font-name-asian="WenQuanYi Micro Hei" style:font-size-asian="10pt" style:font-size-complex="10pt"/>
    </style:style>
    <style:style style:name="P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11b20ad" style:font-name-asian="WenQuanYi Micro Hei" style:font-size-asian="10pt" style:font-size-complex="10pt"/>
    </style:style>
    <style:style style:name="P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11b3bd5" style:font-name-asian="WenQuanYi Micro Hei" style:font-size-asian="10pt" style:font-size-complex="10pt"/>
    </style:style>
    <style:style style:name="T1" style:family="text">
      <style:text-properties officeooo:rsid="00c9cb24"/>
    </style:style>
    <style:style style:name="T2" style:family="text">
      <style:text-properties officeooo:rsid="00d3c850"/>
    </style:style>
    <style:style style:name="T3" style:family="text">
      <style:text-properties officeooo:rsid="00e74d91"/>
    </style:style>
    <style:style style:name="T4" style:family="text">
      <style:text-properties officeooo:rsid="00ed90a4"/>
    </style:style>
    <style:style style:name="T5" style:family="text">
      <style:text-properties officeooo:rsid="00f8709b"/>
    </style:style>
    <style:style style:name="T6" style:family="text">
      <style:text-properties officeooo:rsid="01088de3"/>
    </style:style>
    <style:style style:name="T7" style:family="text">
      <style:text-properties officeooo:rsid="01115687"/>
    </style:style>
    <style:style style:name="T8" style:family="text">
      <style:text-properties officeooo:rsid="0119bf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在Qt C++中，signals &amp; slots是其核心机制，是应用程序与UI组件交互的神经网络，同样在QML中，也有<text:span text:style-name="T1">类似的</text:span>signal &amp; handler机制，signal信号就是我们常说的一种事件，可通过signal handler信号处理器来处理这个信号。当某个signal信号被发送时，对应的handler信号处理器也被触发，我们就可以在handler信号处理器中做一些事情，来处理这个signal信号事件。</text:p>
      <text:p text:style-name="P5">1、“Hello World”信号简述</text:p>
      <text:p text:style-name="P2">下面是一个简单的例子：</text:p>
      <text:p text:style-name="P6">import QtQuick 2.<text:span text:style-name="T2">3</text:span></text:p>
      <text:p text:style-name="P6">import QtQuick.Controls 1.2</text:p>
      <text:p text:style-name="P6"/>
      <text:p text:style-name="P6">Rectangle {</text:p>
      <text:p text:style-name="P6"><text:s text:c="4"/>width: 360; height: 200</text:p>
      <text:p text:style-name="P6"><text:s text:c="4"/>color: "lightblue"</text:p>
      <text:p text:style-name="P6"/>
      <text:p text:style-name="P6"><text:s text:c="4"/>Button {</text:p>
      <text:p text:style-name="P6"><text:s text:c="8"/>text: "Quit!"</text:p>
      <text:p text:style-name="P6"><text:s text:c="8"/>anchors.centerIn: parent</text:p>
      <text:p text:style-name="P6"><text:s text:c="8"/>onClicked: Qt.quit()</text:p>
      <text:p text:style-name="P6"><text:s text:c="4"/>}</text:p>
      <text:p text:style-name="P6">}</text:p>
      <text:p text:style-name="P2">在一个Rectangle中有一个Button，这个Button默认有一个clicked()信号，相应的就会有一个onClicked信号处理器。如果有一个signal()信号，那么相应的信号处理器handler就是onSignal，注意大小写，信号中有参数时信号处理器会接收到且可以使用。当我们用鼠标左键点击例子中的的Button时，就会发送clicked()信号，触发信号处理器onClicked，这里调用了Qt.quit()函数来退出应用程序。</text:p>
      <text:p text:style-name="P5">2、属性handler</text:p>
      <text:p text:style-name="P2">当QML属性值改变时，会自动发送一个该属性值变化的信号，对应的信号处理器的格式是on&lt;Property&gt;Changed，不管是QML内建的属性，还是我们自定义的属性，一旦属性值改变，都会触发相应的信号处理器，举例如下：</text:p>
      <text:p text:style-name="P6">import QtQuick 2.<text:span text:style-name="T3">3</text:span></text:p>
      <text:p text:style-name="P6">import QtQuick.Controls 1.2</text:p>
      <text:p text:style-name="P6"/>
      <text:p text:style-name="P6">Rectangle {</text:p>
      <text:p text:style-name="P6"><text:s text:c="4"/>width: 360; height: 100</text:p>
      <text:p text:style-name="P6"><text:s text:c="4"/>color: "lightblue"</text:p>
      <text:p text:style-name="P6"/>
      <text:p text:style-name="P6"><text:s text:c="4"/>onColorChanged: console.log("color changed")</text:p>
      <text:p text:style-name="P6"/>
      <text:p text:style-name="P6"><text:s text:c="4"/>Button {</text:p>
      <text:p text:style-name="P6"><text:s text:c="8"/>text: "Change Color"</text:p>
      <text:p text:style-name="P6"><text:s text:c="8"/>anchors.centerIn: parent</text:p>
      <text:p text:style-name="P6"><text:s text:c="8"/>onClicked: parent.color = "yellow"</text:p>
      <text:p text:style-name="P6"><text:s text:c="4"/>}</text:p>
      <text:p text:style-name="P6"><text:soft-page-break/>}</text:p>
      <text:p text:style-name="P2">点击Button按钮时，Rectangle的color会从<text:span text:style-name="T4">原来</text:span>的lightblue变为yellow，这时就会触发onColorChanged，输出“color changed”。</text:p>
      <text:p text:style-name="P5">3、附加signal handler</text:p>
      <text:p text:style-name="P2">附加信号处理器接收的信号来自附加元素类型，而不是当前对象，例如下面例子中的Keys和Component：</text:p>
      <text:p text:style-name="P6">import QtQuick 2.<text:span text:style-name="T5">3</text:span></text:p>
      <text:p text:style-name="P6"/>
      <text:p text:style-name="P6">Rectangle {</text:p>
      <text:p text:style-name="P6"><text:s text:c="4"/>id: rect</text:p>
      <text:p text:style-name="P6"><text:s text:c="4"/>width: 360; height: 100</text:p>
      <text:p text:style-name="P6"/>
      <text:p text:style-name="P6"><text:s text:c="4"/>focus: true</text:p>
      <text:p text:style-name="P6"><text:s text:c="4"/>Keys.onSpacePressed: rect.color = Qt.rgba(Math.random(), Math.random(), <text:tab/><text:tab/><text:tab/>Math.random(), 1)</text:p>
      <text:p text:style-name="P6"/>
      <text:p text:style-name="P6"><text:s text:c="4"/>Component.onCompleted: rect.color = "green"</text:p>
      <text:p text:style-name="P6">}</text:p>
      <text:p text:style-name="P2">上述例子中我们使用了Component.onCompleted，在组件完成时设置Rectangle的颜色为绿色，还使用了Keys.onSpacePressed，按下空格键时随机改变Rectangle的颜色。Math是JavaScript的对象，在这里我们可以直接使用，因为QML是对JavaScript的一种扩展，支持JavaScript的大部分东西。</text:p>
      <text:p text:style-name="P5">4、使用Connections连接handler</text:p>
      <text:p text:style-name="P2">在前面的例子中，我们对某个信号signal，直接在当前对象下使用了on&lt;Signal&gt;形式的信号处理器，但是在某些情况下，我们不得不使用Connections来连接一个信号，比如说，多个对象连接到同一个信号时，在发射信号的对象作用域之外建立连接时，连接不是QML定义的对象（如在C++中定义的对象）时，举例说明：</text:p>
      <text:p text:style-name="P6">import QtQuick 2.<text:span text:style-name="T6">3</text:span></text:p>
      <text:p text:style-name="P6"/>
      <text:p text:style-name="P6">Item {</text:p>
      <text:p text:style-name="P6"><text:s text:c="4"/>width: 500; height: 150</text:p>
      <text:p text:style-name="P6"/>
      <text:p text:style-name="P6"><text:s text:c="4"/>Row {</text:p>
      <text:p text:style-name="P6"><text:s text:c="8"/>spacing: 50</text:p>
      <text:p text:style-name="P6"/>
      <text:p text:style-name="P6"><text:s text:c="8"/>Rectangle {</text:p>
      <text:p text:style-name="P6"><text:s text:c="12"/>width: 100; height:100</text:p>
      <text:p text:style-name="P6"><text:s text:c="12"/>color: "red"</text:p>
      <text:p text:style-name="P6"/>
      <text:p text:style-name="P6"><text:s text:c="12"/>MouseArea {</text:p>
      <text:p text:style-name="P6"><text:s text:c="16"/>anchors.fill: parent</text:p>
      <text:p text:style-name="P6"><text:s text:c="16"/>onClicked: parent.color=</text:p>
      <text:p text:style-name="P6"><text:s text:c="16"/><text:tab/><text:tab/>Qt.rgba(Math.random(), Math.random(), Math.random(), 1)</text:p>
      <text:p text:style-name="P6"><text:soft-page-break/><text:s text:c="12"/>}</text:p>
      <text:p text:style-name="P6"><text:s text:c="8"/>}</text:p>
      <text:p text:style-name="P6"/>
      <text:p text:style-name="P6"><text:s text:c="8"/>Rectangle {</text:p>
      <text:p text:style-name="P6"><text:s text:c="12"/>id: rectYellow</text:p>
      <text:p text:style-name="P6"><text:s text:c="12"/>width: 100; height:100</text:p>
      <text:p text:style-name="P6"><text:s text:c="12"/>color: "yellow"</text:p>
      <text:p text:style-name="P6"/>
      <text:p text:style-name="P6"><text:s text:c="12"/>MouseArea {</text:p>
      <text:p text:style-name="P6"><text:s text:c="16"/>anchors.fill: parent</text:p>
      <text:p text:style-name="P6"><text:s text:c="16"/>Connections {</text:p>
      <text:p text:style-name="P6"><text:s text:c="20"/>onClicked: rectYellow.color=</text:p>
      <text:p text:style-name="P6"><text:s text:c="20"/><text:tab/>Qt.rgba(Math.random(), Math.random(), Math.random(), 1)</text:p>
      <text:p text:style-name="P6"><text:s text:c="16"/>}</text:p>
      <text:p text:style-name="P6"><text:s text:c="12"/>}</text:p>
      <text:p text:style-name="P6"><text:s text:c="8"/>}</text:p>
      <text:p text:style-name="P6"/>
      <text:p text:style-name="P6"><text:s text:c="8"/>Rectangle {</text:p>
      <text:p text:style-name="P6"><text:s text:c="12"/>id: rectGreen</text:p>
      <text:p text:style-name="P6"><text:s text:c="12"/>width: 100; height:100</text:p>
      <text:p text:style-name="P6"><text:s text:c="12"/>color: "green"</text:p>
      <text:p text:style-name="P6"/>
      <text:p text:style-name="P6"><text:s text:c="12"/>MouseArea {</text:p>
      <text:p text:style-name="P6"><text:s text:c="16"/>id: mouseArea</text:p>
      <text:p text:style-name="P6"><text:s text:c="16"/>anchors.fill: parent</text:p>
      <text:p text:style-name="P6"><text:s text:c="12"/>}</text:p>
      <text:p text:style-name="P6"/>
      <text:p text:style-name="P6"><text:s text:c="12"/>Connections {</text:p>
      <text:p text:style-name="P6"><text:s text:c="16"/>target: mouseArea</text:p>
      <text:p text:style-name="P6"><text:s text:c="16"/>onClicked: rectGreen.color=</text:p>
      <text:p text:style-name="P6"><text:s text:c="16"/><text:tab/><text:tab/>Qt.rgba(Math.random(), Math.random(), Math.random(), 1)</text:p>
      <text:p text:style-name="P6"><text:s text:c="12"/>}</text:p>
      <text:p text:style-name="P6"><text:s text:c="8"/>}</text:p>
      <text:p text:style-name="P6"><text:s text:c="4"/>}</text:p>
      <text:p text:style-name="P6">}</text:p>
      <text:p text:style-name="P2">上述例子，列举了三种用法。第一种、第二种用法类似，都是直接在MouseArea作用域内连接，可以看出第二种方法的Connections可以省略，MouseArea指定了一块区域来处理鼠标事件，第三种方法是在MouseArea作用域之外建立连接，也就不得不用Connections，三种方法都是在鼠标点击时随机改变Rectangle的颜色。</text:p>
      <text:p text:style-name="P5">5、自定义信号、函数</text:p>
      <text:p text:style-name="P2">在QML中，我们可以自定义信号和函数，首先需要声明的是，不能像C++那样支持重载，语法如下：</text:p>
      <text:p text:style-name="P6">signal &lt;signalName&gt;[([&lt;type&gt; &lt;parameter name&gt;[, …]])]</text:p>
      <text:p text:style-name="P6">function &lt;functionName&gt;([&lt;parameterName&gt;[, ...]]) { &lt;body&gt; }</text:p>
      <text:p text:style-name="P4"><text:soft-page-break/>自定义的信号和函数都可以带参数，不同的是，信号要指明参数类型，而函数却用不着，这是为什么呢，因为函数的参数类型默认为万能的var类型，而且也没有像C++那样必须指明返回值类型，下面是一个综合的例子：</text:p>
      <text:p text:style-name="P7">import QtQuick 2.<text:span text:style-name="T7">3</text:span></text:p>
      <text:p text:style-name="P6"/>
      <text:p text:style-name="P6">Item {</text:p>
      <text:p text:style-name="P6"><text:s text:c="4"/>width: 600; height: 100</text:p>
      <text:p text:style-name="P6"/>
      <text:p text:style-name="P6"><text:s text:c="4"/>Rectangle {</text:p>
      <text:p text:style-name="P6"><text:s text:c="8"/>id: rect1</text:p>
      <text:p text:style-name="P6"><text:s text:c="8"/>width: 100; height: 100</text:p>
      <text:p text:style-name="P6"><text:s text:c="8"/>color: "lightblue"</text:p>
      <text:p text:style-name="P6"/>
      <text:p text:style-name="P6"><text:s text:c="8"/>Text {</text:p>
      <text:p text:style-name="P6"><text:s text:c="12"/>id: text1</text:p>
      <text:p text:style-name="P6"><text:s text:c="12"/>anchors.centerIn: parent</text:p>
      <text:p text:style-name="P6"><text:s text:c="12"/>text: "custom \n signal"</text:p>
      <text:p text:style-name="P6"><text:s text:c="8"/>}</text:p>
      <text:p text:style-name="P6"><text:s text:c="4"/>}</text:p>
      <text:p text:style-name="P6"/>
      <text:p text:style-name="P6"><text:s text:c="4"/>Rectangle {</text:p>
      <text:p text:style-name="P6"><text:s text:c="8"/>id: rect2</text:p>
      <text:p text:style-name="P6"><text:s text:c="8"/>width: 100; height: 100</text:p>
      <text:p text:style-name="P6"><text:s text:c="8"/>anchors.right: parent.right</text:p>
      <text:p text:style-name="P6"><text:s text:c="8"/>color: "lightblue"</text:p>
      <text:p text:style-name="P6"/>
      <text:p text:style-name="P6"><text:s text:c="8"/>function changeColor(obj) {</text:p>
      <text:p text:style-name="P6"><text:s text:c="12"/>obj.color = Qt.rgba(Math.random(), Math.random(), Math.random(), 1)</text:p>
      <text:p text:style-name="P6"><text:s text:c="8"/>}</text:p>
      <text:p text:style-name="P6"/>
      <text:p text:style-name="P6"><text:s text:c="8"/>Text {</text:p>
      <text:p text:style-name="P6"><text:s text:c="12"/>id: text2</text:p>
      <text:p text:style-name="P6"><text:s text:c="12"/>anchors.centerIn: parent</text:p>
      <text:p text:style-name="P6"><text:s text:c="12"/>text: "custom \n funtion"</text:p>
      <text:p text:style-name="P6"><text:s text:c="8"/>}</text:p>
      <text:p text:style-name="P6"><text:s text:c="4"/>}</text:p>
      <text:p text:style-name="P6"/>
      <text:p text:style-name="P6"><text:s text:c="4"/>Component {</text:p>
      <text:p text:style-name="P6"><text:s text:c="8"/>id: colorComponent</text:p>
      <text:p text:style-name="P6"/>
      <text:p text:style-name="P6"><text:s text:c="8"/>Rectangle {</text:p>
      <text:p text:style-name="P6"><text:s text:c="12"/>id: colorMaker</text:p>
      <text:p text:style-name="P6"><text:s text:c="12"/>width: 100; height:100</text:p>
      <text:p text:style-name="P6"/>
      <text:p text:style-name="P6"><text:s text:c="12"/>signal colorMade(color col)</text:p>
      <text:p text:style-name="P6"><text:soft-page-break/></text:p>
      <text:p text:style-name="P6"><text:s text:c="12"/>MouseArea {</text:p>
      <text:p text:style-name="P6"><text:s text:c="16"/>anchors.fill: parent</text:p>
      <text:p text:style-name="P6"><text:s text:c="16"/>onClicked: colorMaker.colorMade(colorMaker.color)</text:p>
      <text:p text:style-name="P6"><text:s text:c="12"/>}</text:p>
      <text:p text:style-name="P6"><text:s text:c="8"/>}</text:p>
      <text:p text:style-name="P6"><text:s text:c="4"/>}</text:p>
      <text:p text:style-name="P6"/>
      <text:p text:style-name="P6"><text:s text:c="4"/>Loader {</text:p>
      <text:p text:style-name="P6"><text:s text:c="8"/>id: redLoader</text:p>
      <text:p text:style-name="P6"><text:s text:c="8"/>anchors.left: rect1.right</text:p>
      <text:p text:style-name="P6"><text:s text:c="8"/>anchors.leftMargin: 50</text:p>
      <text:p text:style-name="P6"><text:s text:c="8"/>sourceComponent: colorComponent</text:p>
      <text:p text:style-name="P6"><text:s text:c="8"/>onLoaded: item.color = "red"</text:p>
      <text:p text:style-name="P6"><text:s text:c="4"/>}</text:p>
      <text:p text:style-name="P6"><text:s text:c="4"/>Loader {</text:p>
      <text:p text:style-name="P6"><text:s text:c="8"/>id: greenLoader</text:p>
      <text:p text:style-name="P6"><text:s text:c="8"/>anchors.right: rect2.left</text:p>
      <text:p text:style-name="P6"><text:s text:c="8"/>anchors.rightMargin: 50</text:p>
      <text:p text:style-name="P6"><text:s text:c="8"/>sourceComponent: colorComponent</text:p>
      <text:p text:style-name="P6"><text:s text:c="8"/>onLoaded: item.color = "green"</text:p>
      <text:p text:style-name="P6"><text:s text:c="4"/>}</text:p>
      <text:p text:style-name="P6"/>
      <text:p text:style-name="P6"><text:s text:c="4"/>Connections {</text:p>
      <text:p text:style-name="P6"><text:s text:c="8"/>target: redLoader.item</text:p>
      <text:p text:style-name="P6"><text:s text:c="8"/>onColorMade: {</text:p>
      <text:p text:style-name="P6"><text:s text:c="12"/>rect2.changeColor(text2)</text:p>
      <text:p text:style-name="P6"><text:s text:c="12"/>text1.color = col</text:p>
      <text:p text:style-name="P6"><text:s text:c="8"/>}</text:p>
      <text:p text:style-name="P6"><text:s text:c="4"/>}</text:p>
      <text:p text:style-name="P6"/>
      <text:p text:style-name="P6"><text:s text:c="4"/>Connections {</text:p>
      <text:p text:style-name="P6"><text:s text:c="8"/>target: greenLoader.item</text:p>
      <text:p text:style-name="P6"><text:s text:c="8"/>onColorMade: {</text:p>
      <text:p text:style-name="P6"><text:s text:c="12"/>rect2.changeColor(text2)</text:p>
      <text:p text:style-name="P6"><text:s text:c="12"/>text1.color = col</text:p>
      <text:p text:style-name="P6"><text:s text:c="8"/>}</text:p>
      <text:p text:style-name="P6"><text:s text:c="4"/>}</text:p>
      <text:p text:style-name="P6">}</text:p>
      <text:p text:style-name="P2">这段代码综合了许多知识点，貌似有点复杂，我们且看且分析。在rect2中自定义了一个函数changeColor(obj)，目的是随机改变obj的颜色，函数参数没有显式地指明其类型，是个动态类型。Component定义了一个组件，这里我们自定义的信号是colorMade(color col)，信号的参数类型是要明确指明的，信号处理器可以使用这个参数，在C++中使用emit关键字发送一个信号，在QML中信号就是个特殊的函数，可以像函数那样来使用。Loader动态加载一个组件，其item属性保存的就是加载的那个组件，然后用Connections来连接我们<text:soft-page-break/>自定义的信号，在信号处理器中又调用了我们自定义的函数。</text:p>
      <text:p text:style-name="P5">6、使用connect() / disconnect()</text:p>
      <text:p text:style-name="P2">再介绍一个连接信号的方法，信号本身有connect() / disconnect()两个函数来连接或断开一个信号或方法，不多说了，直接看代码：</text:p>
      <text:p text:style-name="P6">import QtQuick 2.<text:span text:style-name="T8">3</text:span> </text:p>
      <text:p text:style-name="P6"/>
      <text:p text:style-name="P6">Item {</text:p>
      <text:p text:style-name="P6"><text:s text:c="4"/>id: item</text:p>
      <text:p text:style-name="P6"/>
      <text:p text:style-name="P6"><text:s text:c="4"/>signal employer(string name)</text:p>
      <text:p text:style-name="P6"><text:s text:c="4"/>signal employee(string name)</text:p>
      <text:p text:style-name="P6"/>
      <text:p text:style-name="P8"><text:s text:c="4"/>onEmployee: console.log(name，“from signal<text:bookmark-start text:name="__DdeLink__5242_2119154219"/>”)<text:bookmark-end text:name="__DdeLink__5242_2119154219"/></text:p>
      <text:p text:style-name="P6"/>
      <text:p text:style-name="P6"><text:s text:c="4"/>function employ(name) {</text:p>
      <text:p text:style-name="P9"><text:s text:c="8"/>console.log(name，“from function”)</text:p>
      <text:p text:style-name="P6"><text:s text:c="4"/>}</text:p>
      <text:p text:style-name="P6"/>
      <text:p text:style-name="P6"><text:s text:c="4"/>Component.onCompleted: {</text:p>
      <text:p text:style-name="P6"><text:s text:c="8"/>item.employer.connect(employ)</text:p>
      <text:p text:style-name="P6"><text:s text:c="8"/>item.employer.connect(employee)</text:p>
      <text:p text:style-name="P6"><text:s text:c="8"/>employer("Bible")</text:p>
      <text:p text:style-name="P6"><text:s text:c="4"/>}</text:p>
      <text:p text:style-name="P6">}</text:p>
      <text:p text:style-name="P2">例子中用信号分别连接了另外一个信号和函数，比较简单，不再介绍了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Auto/Tool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08-28T17:29:26</meta:creation-date>
    <dc:date>2014-12-08T11:20:42</dc:date>
    <dc:creator>hanjunjie </dc:creator>
    <meta:editing-duration>PT12H35M52S</meta:editing-duration>
    <meta:editing-cycles>241</meta:editing-cycles>
    <meta:generator>LibreOffice/4.0.2.2$Linux_X86_64 LibreOffice_project/400m0$Build-2</meta:generator>
    <meta:document-statistic meta:table-count="0" meta:image-count="0" meta:object-count="0" meta:page-count="6" meta:paragraph-count="179" meta:word-count="1631" meta:character-count="5748" meta:non-whitespace-character-count="4351"/>
  </office:meta>
</office:document-meta>
</file>